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1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pitfire IIb Influence" table:style-name="ta1">
        <table:table-column table:style-name="co2" table:default-cell-style-name="ce1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0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table:style-name="ce2"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4">0000-00-00</text:date>, <text:time style:data-style-name="N2" text:time-value="18:24:26.3199172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04T18:51:55.721085748</dc:date>
    <meta:editing-duration>PT1H15M43S</meta:editing-duration>
    <meta:editing-cycles>7</meta:editing-cycles>
    <meta:generator>LibreOffice/25.2.5.2$Linux_X86_64 LibreOffice_project/520$Build-2</meta:generator>
    <meta:document-statistic meta:table-count="3" meta:cell-count="42" meta:object-count="0"/>
  </office:meta>
</office:document-meta>
</file>